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Ubuntu" fo:language="sk" fo:country="SK" officeooo:rsid="001c502a" officeooo:paragraph-rsid="001c502a"/>
    </style:style>
    <style:style style:name="P2" style:family="paragraph" style:parent-style-name="Text_20_body" style:list-style-name="L2">
      <style:paragraph-properties fo:text-align="center" style:justify-single-word="false"/>
      <style:text-properties style:font-name="Ubuntu" fo:language="sk" fo:country="SK" officeooo:rsid="0020962c" officeooo:paragraph-rsid="0020962c"/>
    </style:style>
    <style:style style:name="P3" style:family="paragraph" style:parent-style-name="Text_20_body" style:list-style-name="L2">
      <style:paragraph-properties fo:text-align="center" style:justify-single-word="false"/>
      <style:text-properties style:font-name="Ubuntu" fo:language="sk" fo:country="SK" fo:font-weight="bold" officeooo:rsid="00293596" officeooo:paragraph-rsid="00293596" style:font-weight-asian="bold" style:font-weight-complex="bold"/>
    </style:style>
    <style:style style:name="P4" style:family="paragraph" style:parent-style-name="Text_20_body" style:list-style-name="L2">
      <style:paragraph-properties fo:text-align="center" style:justify-single-word="false"/>
      <style:text-properties style:font-name="Ubuntu" fo:language="sk" fo:country="SK" fo:font-weight="bold" officeooo:rsid="002d24c6" officeooo:paragraph-rsid="002d24c6" style:font-weight-asian="bold" style:font-weight-complex="bold"/>
    </style:style>
    <style:style style:name="P5" style:family="paragraph" style:parent-style-name="Title">
      <style:text-properties style:font-name="Ubuntu" fo:language="sk" fo:country="SK" officeooo:rsid="001bb8e3" officeooo:paragraph-rsid="001bb8e3"/>
    </style:style>
    <style:style style:name="P6" style:family="paragraph" style:parent-style-name="Heading_20_1">
      <style:paragraph-properties fo:text-align="center" style:justify-single-word="false"/>
      <style:text-properties style:font-name="Ubuntu" fo:language="sk" fo:country="SK" officeooo:rsid="001f57e2" officeooo:paragraph-rsid="001f57e2"/>
    </style:style>
    <style:style style:name="T1" style:family="text">
      <style:text-properties officeooo:rsid="001d4fe1"/>
    </style:style>
    <style:style style:name="T2" style:family="text">
      <style:text-properties officeooo:rsid="00209f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92e0" style:font-weight-asian="normal" style:font-weight-complex="normal"/>
    </style:style>
    <style:style style:name="T5" style:family="text">
      <style:text-properties fo:font-weight="normal" officeooo:rsid="002ad031" style:font-weight-asian="normal" style:font-weight-complex="normal"/>
    </style:style>
    <style:style style:name="T6" style:family="text">
      <style:text-properties fo:font-weight="normal" officeooo:rsid="002c848b" style:font-weight-asian="normal" style:font-weight-complex="normal"/>
    </style:style>
    <style:style style:name="T7" style:family="text">
      <style:text-properties fo:font-weight="normal" officeooo:rsid="002d09a1" style:font-weight-asian="normal" style:font-weight-complex="normal"/>
    </style:style>
    <style:style style:name="T8" style:family="text">
      <style:text-properties fo:font-weight="normal" officeooo:rsid="002d8d61" style:font-weight-asian="normal" style:font-weight-complex="normal"/>
    </style:style>
    <style:style style:name="T9" style:family="text">
      <style:text-properties fo:font-weight="normal" officeooo:rsid="002f3e1a" style:font-weight-asian="normal" style:font-weight-complex="normal"/>
    </style:style>
    <style:style style:name="T10" style:family="text">
      <style:text-properties officeooo:rsid="002a92e0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lektromagneticka indukcia</text:p>
      <text:p text:style-name="P1">je dej pri ktorom ako následok zmeny magnetického poľa vzniká elektrické pole. <text:span text:style-name="T1">Je základom činnosti elektrických strojov a prístrojov. </text:span></text:p>
      <text:h text:style-name="P6" text:outline-level="1">Spôsoby vzniku</text:h>
      <text:list xml:id="list910715411" text:style-name="L2">
        <text:list-item>
          <text:p text:style-name="P2">V obvode s cievkou <text:span text:style-name="T2">máme zapojený galvanometer, kt 0 je v strede. Obr. Č1 ak magnet budeme vsúvať do cievky, ručička galvanometra sa bude vychylovať na 1 stranu. Obr č. 2 ak necháme magnet v poli cievky, galvanometer sa ustáli na nule (ručička bude v strede). Obr. č. 3 ak magnet vyťahujeme z poľa cievky, ručička sa vychíli na opačnú stranu ako v prvom prípade.</text:span></text:p>
        </text:list-item>
        <text:list-item>
          <text:p text:style-name="P3">Pohyb voďiča <text:span text:style-name="T10">vo vzduchovej medzere magnetu</text:span> –<text:span text:style-name="T3"> </text:span><text:span text:style-name="T4">Ak mame magnet podkovitého tvaru </text:span><text:span text:style-name="T5">a vodič sa bude pohybovať kolmo na siločiary </text:span><text:span text:style-name="T6">(galvanometer je pripojený k voďiču)</text:span><text:span text:style-name="T5">. </text:span><text:span text:style-name="T7">Keď budeme voďič zasúvať ručička sa vychýli na 1 stranu a keď bude vysúvať tak na druhú.</text:span></text:p>
        </text:list-item>
        <text:list-item>
          <text:p text:style-name="P4">Budeme mať dve cievky, na jednú pripojíme zdroj a nadruhú galvanometer – <text:span text:style-name="T8">Keď budeme zvyšovať intenzitu prúdu na jednej cievke, ručička sa bude vychylovať na jednu stranu. </text:span><text:span text:style-name="T9">Keď bude prúd konštantný ručička sa nehýb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8T08:39:51.851574385</dc:date>
    <meta:editing-duration>PT27M25S</meta:editing-duration>
    <meta:editing-cycles>25</meta:editing-cycles>
    <meta:generator>LibreOffice/6.0.2.1$Linux_X86_64 LibreOffice_project/00m0$Build-1</meta:generator>
    <meta:document-statistic meta:table-count="0" meta:image-count="0" meta:object-count="0" meta:page-count="1" meta:paragraph-count="6" meta:word-count="165" meta:character-count="1005" meta:non-whitespace-character-count="846"/>
  </office:meta>
</office:document-meta>
</file>